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</office:font-face-decls>
  <office:automatic-styles>
    <style:style style:name="Table1" style:family="table">
      <style:table-properties style:width="13.7715in" table:align="margins"/>
    </style:style>
    <style:style style:name="Table1.A" style:family="table-column">
      <style:table-column-properties style:column-width="4.5903in" style:rel-column-width="21845*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in" fo:border="none" style:writing-mode="page"/>
    </style:style>
    <style:style style:name="Table1.A3" style:family="table-cell">
      <style:table-cell-properties fo:padding="0.0201in" fo:border-left="0.05pt solid #000000" fo:border-right="none" fo:border-top="0.05pt solid #000000" fo:border-bottom="none" style:writing-mode="page"/>
    </style:style>
    <style:style style:name="Table1.B3" style:family="table-cell">
      <style:table-cell-properties fo:padding="0.0201in" fo:border-left="none" fo:border-right="none" fo:border-top="0.05pt solid #000000" fo:border-bottom="none" style:writing-mode="page"/>
    </style:style>
    <style:style style:name="Table1.C3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Table1.A4" style:family="table-cell">
      <style:table-cell-properties fo:padding="0.0201in" fo:border-left="0.05pt solid #000000" fo:border-right="none" fo:border-top="none" fo:border-bottom="none" style:writing-mode="page"/>
    </style:style>
    <style:style style:name="Table1.B4" style:family="table-cell">
      <style:table-cell-properties fo:padding="0.0201in" fo:border="none" style:writing-mode="page"/>
    </style:style>
    <style:style style:name="Table1.C4" style:family="table-cell">
      <style:table-cell-properties fo:padding="0.0201in" fo:border-left="none" fo:border-right="0.05pt solid #000000" fo:border-top="none" fo:border-bottom="none" style:writing-mode="page"/>
    </style:style>
    <style:style style:name="Table1.8" style:family="table-row">
      <style:table-row-properties style:min-row-height="0.2069in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none" fo:border-right="none" fo:border-top="none" fo:border-bottom="0.05pt solid #000000" style:writing-mode="page"/>
    </style:style>
    <style:style style:name="Table1.C8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0ce1bb" officeooo:paragraph-rsid="000ce1bb"/>
    </style:style>
    <style:style style:name="P2" style:family="paragraph" style:parent-style-name="Table_20_Contents">
      <style:text-properties officeooo:rsid="000ce1bb" officeooo:paragraph-rsid="000ce1bb"/>
    </style:style>
    <style:style style:name="P3" style:family="paragraph" style:parent-style-name="Table_20_Contents">
      <style:text-properties fo:font-style="italic" officeooo:rsid="000ce1bb" officeooo:paragraph-rsid="000ce1bb" style:font-style-asian="italic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officeooo:rsid="001dab88" officeooo:paragraph-rsid="000ce1bb"/>
    </style:style>
    <style:style style:name="P5" style:family="paragraph" style:parent-style-name="Table_20_Contents">
      <style:text-properties fo:font-style="normal" officeooo:rsid="000ce1bb" officeooo:paragraph-rsid="000ce1bb" style:font-style-asian="normal" style:font-style-complex="normal"/>
    </style:style>
    <style:style style:name="P6" style:family="paragraph" style:parent-style-name="Standard">
      <style:text-properties officeooo:rsid="00115c66" officeooo:paragraph-rsid="00115c66"/>
    </style:style>
    <style:style style:name="P7" style:family="paragraph" style:parent-style-name="Standard">
      <style:text-properties fo:font-weight="bold" officeooo:rsid="00140817" officeooo:paragraph-rsid="00140817" style:font-weight-asian="bold" style:font-weight-complex="bold"/>
    </style:style>
    <style:style style:name="P8" style:family="paragraph" style:parent-style-name="Standard">
      <style:text-properties fo:font-weight="bold" officeooo:rsid="00115c66" officeooo:paragraph-rsid="00115c66" style:font-weight-asian="bold" style:font-weight-complex="bold"/>
    </style:style>
    <style:style style:name="P9" style:family="paragraph" style:parent-style-name="Standard">
      <style:text-properties fo:font-weight="normal" officeooo:rsid="00140817" officeooo:paragraph-rsid="00140817" style:font-weight-asian="normal" style:font-weight-complex="normal"/>
    </style:style>
    <style:style style:name="P10" style:family="paragraph" style:parent-style-name="Standard">
      <style:text-properties officeooo:rsid="00115c66" officeooo:paragraph-rsid="00115c66"/>
    </style:style>
    <style:style style:name="P11" style:family="paragraph" style:parent-style-name="Standard">
      <style:text-properties officeooo:rsid="00115c66" officeooo:paragraph-rsid="00140817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text-properties fo:color="#000000" loext:opacity="100%" loext:color-lum-mod="100%" loext:color-lum-off="0%" fo:font-size="8pt" style:font-size-asian="8pt" style:font-size-complex="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style:paragraph-properties style:text-autospace="none"/>
    </style:style>
    <style:style style:name="P18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officeooo:rsid="000d5f1a"/>
    </style:style>
    <style:style style:name="T2" style:family="text">
      <style:text-properties officeooo:rsid="00126c8a"/>
    </style:style>
    <style:style style:name="T3" style:family="text">
      <style:text-properties officeooo:rsid="00140817"/>
    </style:style>
    <style:style style:name="T4" style:family="text">
      <style:text-properties fo:color="#000000" loext:opacity="100%" fo:font-size="8pt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c9211e" loext:opacity="100%" fo:font-size="8pt" style:font-size-asian="8pt" style:font-size-complex="8pt"/>
    </style:style>
    <style:style style:name="T7" style:family="text">
      <style:text-properties style:font-name="Liberation Serif" fo:font-size="8pt" style:font-size-asian="8pt" style:font-size-complex="8pt"/>
    </style:style>
    <style:style style:name="T8" style:family="text">
      <style:text-properties fo:color="#c9211e" loext:opacity="100%" style:font-name="Liberation Serif" fo:font-size="8pt" style:font-name-asian="JetBrains Mono" style:font-size-asian="8pt" style:font-name-complex="JetBrains Mono" style:font-size-complex="8pt"/>
    </style:style>
    <style:style style:name="T9" style:family="text">
      <style:text-properties fo:color="#c9211e" loext:opacity="100%" style:font-name="Liberation Serif" fo:font-size="8pt" style:font-size-asian="8pt" style:font-size-complex="8pt"/>
    </style:style>
    <style:style style:name="gr1" style:family="graphic">
      <style:graphic-properties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7161in" fo:min-width="1.139in" style:writing-mode="lr-tb" style:run-through="foreground"/>
      <style:paragraph-properties style:writing-mode="lr-tb"/>
    </style:style>
    <style:style style:name="gr3" style:family="graphic">
      <style:graphic-properties draw:marker-start="Arrow" draw:marker-start-width="0.1in" draw:marker-end="" draw:marker-end-width="0.1in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3in" style:run-through="foreground"/>
      <style:paragraph-properties style:writing-mode="lr-tb"/>
    </style:style>
    <style:style style:name="gr5" style:family="graphic">
      <style:graphic-properties draw:marker-start="" draw:marker-start-width="0.1in" draw:marker-end="Arrow" draw:marker-end-width="0.1in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5126in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528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252in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5126in" style:run-through="foreground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3in" style:run-through="foreground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marker-start="" draw:marker-start-width="0.1in" draw:marker-end="Arrow" draw:marker-end-width="0.1in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2" style:family="graphic">
      <style:graphic-properties draw:marker-start="Arrow" draw:marker-start-width="0.1in" draw:marker-end="" draw:marker-end-width="0.1in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7161in" fo:min-width="1.139in" style:writing-mode="lr-tb" style:run-through="foreground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4929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marker-start="" draw:marker-start-width="0.1in" draw:marker-end="Arrow" draw:marker-end-width="0.1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marker-start="Arrow" draw:marker-start-width="0.1in" draw:marker-end="" draw:marker-end-width="0.1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4665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3646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marker-start="Arrow" draw:marker-start-width="0.1in" draw:marker-end="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1.1646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marker-end="Arrow" draw:marker-end-width="0.1in" draw:textarea-horizontal-align="center" draw:textarea-vertical-align="middle" draw:shadow-offset-x="0.1201in" draw:shadow-offset-y="0.1201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0.7472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marker-start="Arrow" draw:marker-end="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marker-end="Arrow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marker-start="Arrow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color="#000000" draw:fill="none" draw:fill-color="#ffffff" fo:min-height="0.6429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marker-end="Arrow" draw:marker-end-width="0.1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color="#000000" draw:fill="none" draw:fill-color="#ffffff" fo:min-height="0.721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5382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3902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textarea-horizontal-align="justify" draw:textarea-vertical-align="middle" draw:auto-grow-height="false" fo:min-height="1.2654in" fo:min-width="1.9134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6008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3862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0.3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0.3555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0.75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textarea-horizontal-align="justify" draw:textarea-vertical-align="middle" draw:auto-grow-height="false" fo:min-height="1.2654in" fo:min-width="1.9126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textarea-horizontal-align="justify" draw:textarea-vertical-align="middle" draw:auto-grow-height="false" fo:min-height="1.2638in" fo:min-width="1.9134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textarea-horizontal-align="justify" draw:textarea-vertical-align="middle" draw:auto-grow-height="false" fo:min-height="1.2646in" fo:min-width="1.9134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ction between the spell and spellbar is confusing</text:p>
      <text:p text:style-name="P1"/>
      <text:p text:style-name="P1">spellbar passes text input so spell. spell controls program flow. clicks on spell buttons are handled by spell then passed to spellbar</text:p>
      <text:p text:style-name="P1"/>
      <text:p text:style-name="P1">the spellbar has 3 states: inactive, on cooldown, waiting for answer, ready to cast</text:p>
      <text:p text:style-name="P1"/>
      <text:p text:style-name="P1"/>
      <text:p text:style-name="P1">here is the program flow for a crossbow “spell”:</text:p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Input</text:p>
          </table:table-cell>
          <table:table-cell table:style-name="Table1.A1" office:value-type="string">
            <text:p text:style-name="P2">Spellbar</text:p>
          </table:table-cell>
          <table:table-cell table:style-name="Table1.C1" office:value-type="string">
            <text:p text:style-name="P2">Spel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User clicks spell button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3">If this is the spell already selected:</text:p>
            <text:p text:style-name="P5">Do nothing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3">If this spell is on a cooldown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><text:span text:style-name="T1">S</text:span>et current spell and cooldown</text:p>
            <text:p text:style-name="P2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P3">If this spell is not on a cooldown</text:p>
            <text:p text:style-name="P5">Prompt user for answer</text:p>
          </table:table-cell>
        </table:table-row>
        <table:table-row table:style-name="Table1.8"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2">Store correct answer, wait for answer</text:p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Cooldown ends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P5">Prompt user for answer</text:p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2">Store correct answer, wait for answer</text:p>
          </table:table-cell>
          <table:table-cell table:style-name="Table1.C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Spellbar waiting, receives answer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3">If answer correct</text:p>
            <text:p text:style-name="P5">ready to cast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3">If answer incorrect</text:p>
            <text:p text:style-name="P5">set inactive</text:p>
          </table:table-cell>
          <table:table-cell table:style-name="Table1.C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Ready to cast, user clicks screen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P2">Cast spell, set inactiv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Inactive, user presses enter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3">If previous spell is on a cooldown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>Reset current spell and cooldown</text:p>
            <text:p text:style-name="P2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P3">If previous spell is not on a cooldown</text:p>
            <text:p text:style-name="P5">Prompt user for answ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Inactive, user enters code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P3">If this spell is on a cooldown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>Reset current spell and cooldown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P3">If this spell is not on a cooldown</text:p>
            <text:p text:style-name="P5">Prompt user for answ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Active, on cooldown or ready to cast, user enters ‘/’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2">Set inactive</text:p>
          </table:table-cell>
          <table:table-cell table:style-name="Table1.C8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><draw:custom-shape text:anchor-type="paragraph" draw:z-index="0" draw:name="Shape 1" draw:style-name="gr39" draw:text-style-name="P20" svg:width="1.9134in" svg:height="1.265in" svg:x="-0.0693in" svg:y="4.6374in"><text:p text:style-name="P19"><text:span text:style-name="T5">Spell</text:span></text:p><draw:enhanced-geometry svg:viewBox="0 0 21600 21600" draw:type="rectangle" draw:enhanced-path="M 0 0 L 21600 0 21600 21600 0 21600 0 0 Z N"/></draw:custom-shape><draw:custom-shape text:anchor-type="paragraph" draw:z-index="1" draw:name="Shape 2" draw:style-name="gr31" draw:text-style-name="P20" svg:width="1.9134in" svg:height="1.2657in" svg:x="12.3193in" svg:y="4.6661in"><text:p text:style-name="P19"><text:span text:style-name="T5">Prompt</text:span></text:p><draw:enhanced-geometry svg:viewBox="0 0 21600 21600" draw:type="rectangle" draw:enhanced-path="M 0 0 L 21600 0 21600 21600 0 21600 0 0 Z N"/></draw:custom-shape><draw:custom-shape text:anchor-type="paragraph" draw:z-index="2" draw:name="Shape 3" draw:style-name="gr38" draw:text-style-name="P20" svg:width="1.9134in" svg:height="1.2642in" svg:x="6.1898in" svg:y="4.6689in"><text:p text:style-name="P19"><text:span text:style-name="T5">Spellbar</text:span></text:p><draw:enhanced-geometry svg:viewBox="0 0 21600 21600" draw:type="rectangle" draw:enhanced-path="M 0 0 L 21600 0 21600 21600 0 21600 0 0 Z N"/></draw:custom-shape><draw:custom-shape text:anchor-type="paragraph" draw:z-index="3" draw:name="Shape 4" draw:style-name="gr37" draw:text-style-name="P20" svg:width="1.913in" svg:height="1.2657in" svg:x="6.1752in" svg:y="0.0957in"><text:p text:style-name="P19"><text:span text:style-name="T5">User</text:span></text:p><draw:enhanced-geometry svg:viewBox="0 0 21600 21600" draw:type="rectangle" draw:enhanced-path="M 0 0 L 21600 0 21600 21600 0 21600 0 0 Z N"/></draw:custom-shape><draw:frame text:anchor-type="paragraph" draw:z-index="5" draw:name="Text Frame 3" draw:style-name="gr35" draw:text-style-name="P16" svg:width="1.5232in" svg:height="0.3559in" svg:x="11.1937in" svg:y="1.5465in"><draw:text-box><text:p><text:span text:style-name="T5">Ask Question</text:span></text:p><text:p><text:span text:style-name="T6">Update textbox</text:span></text:p></draw:text-box></draw:frame><draw:frame text:anchor-type="paragraph" draw:z-index="6" draw:name="Text Frame 2" draw:style-name="gr34" draw:text-style-name="P16" svg:width="0.9079in" svg:height="0.3004in" svg:x="9.9256in" svg:y="2.3689in"><draw:text-box><text:p><text:span text:style-name="T5">Ask 4 code</text:span></text:p><text:p><text:span text:style-name="T6">Update textbox</text:span></text:p></draw:text-box></draw:frame><draw:line text:anchor-type="paragraph" draw:z-index="8" draw:name="Horizontal line 1" draw:style-name="gr27" draw:text-style-name="P12" svg:x1="8.1028in" svg:y1="5.3087in" svg:x2="12.3193in" svg:y2="5.3087in"><text:p/></draw:line><draw:frame text:anchor-type="paragraph" draw:z-index="9" draw:name="Text Frame 5" draw:style-name="gr14" draw:text-style-name="P16" svg:width="1.3539in" svg:height="0.4933in" svg:x="9.5575in" svg:y="5.0783in"><draw:text-box><text:p><text:span text:style-name="T5">Ask Question</text:span></text:p><text:p><text:span text:style-name="T6">f_SpellbarSetQuery</text:span></text:p></draw:text-box></draw:frame><draw:path text:anchor-type="paragraph" draw:z-index="10" draw:name="Bézier curve 3" draw:style-name="gr16" draw:text-style-name="P12" svg:width="3.872in" svg:height="1.4157in" draw:transform="skewX (0.00314159265358981) rotate (-0.303163691071415) translate (8.52976446222819in 4.41585286780059in)" svg:viewBox="0 0 9836 3597" svg:d="M0 3597c5661-1 9833-3597 9833-3597l3 12"><text:p/></draw:path><draw:frame text:anchor-type="paragraph" draw:z-index="11" draw:name="Text Frame 6" draw:style-name="gr32" draw:text-style-name="P16" svg:width="2.1343in" svg:height="0.6012in" svg:x="9.5311in" svg:y="5.7992in"><draw:text-box><text:p><text:span text:style-name="T5">Answer Question</text:span></text:p><text:p><text:span text:style-name="T6">f_SpellbarReturnStr</text:span></text:p></draw:text-box></draw:frame><draw:custom-shape text:anchor-type="paragraph" draw:z-index="12" draw:name="Shape 5" draw:style-name="gr31" draw:text-style-name="P20" svg:width="1.9134in" svg:height="1.2657in" svg:x="6.1571in" svg:y="9.7445in"><text:p text:style-name="P19"><text:span text:style-name="T5">Viewport</text:span></text:p><draw:enhanced-geometry svg:viewBox="0 0 21600 21600" draw:type="rectangle" draw:enhanced-path="M 0 0 L 21600 0 21600 21600 0 21600 0 0 Z N"/></draw:custom-shape><draw:line text:anchor-type="paragraph" draw:z-index="13" draw:name="Vertical line 2" draw:style-name="gr27" draw:text-style-name="P12" svg:x1="7.0677in" svg:y1="9.7039in" svg:x2="7.0677in" svg:y2="6.0091in"><text:p/></draw:line><draw:frame text:anchor-type="paragraph" draw:z-index="14" draw:name="Text Frame 7" draw:style-name="gr22" draw:text-style-name="P16" svg:width="1.815in" svg:height="0.7476in" svg:x="6.2492in" svg:y="8.1547in"><draw:text-box><text:p><text:span text:style-name="T5">Click where or what to attack</text:span></text:p><text:p><text:span text:style-name="T6">f_SpellbarSetTarget</text:span></text:p><text:p><text:span text:style-name="T6">f_SpellbarSetTargetLocation</text:span></text:p></draw:text-box></draw:frame><draw:frame text:anchor-type="paragraph" draw:z-index="15" draw:name="Text Frame 8" draw:style-name="gr30" draw:text-style-name="P16" svg:width="1.1335in" svg:height="0.3906in" svg:x="1.8811in" svg:y="8.5799in"><draw:text-box><text:p><text:span text:style-name="T5">Cast Spell</text:span></text:p></draw:text-box></draw:frame><draw:path text:anchor-type="paragraph" draw:z-index="16" draw:name="Bézier curve 4" draw:style-name="gr27" draw:text-style-name="P12" svg:width="2.4772in" svg:height="2.2933in" draw:transform="skewX (0.615228561328001) rotate (-0.509112542806746) translate (10.1052017112134in 4.76798726450433in)" svg:viewBox="0 0 6293 5826" svg:d="M0 5826c7728-2 6163-5826 6163-5826"><text:p/></draw:path><draw:frame text:anchor-type="paragraph" draw:z-index="17" draw:name="Text Frame 9" draw:style-name="gr29" draw:text-style-name="P16" svg:width="1.8177in" svg:height="0.5386in" svg:x="9.7583in" svg:y="6.5102in"><draw:text-box><text:p><text:span text:style-name="T5">Ask 4 Code</text:span></text:p><text:p><text:span text:style-name="T6">f_SpellbarRequestCode</text:span></text:p></draw:text-box></draw:frame><draw:frame text:anchor-type="paragraph" draw:z-index="19" draw:name="Text Frame 10" draw:style-name="gr28" draw:text-style-name="P16" svg:width="1.8177in" svg:height="0.7217in" svg:x="9.339in" svg:y="7.1437in"><draw:text-box><text:p><text:span text:style-name="T5">Return code or repeat last</text:span></text:p><text:p><text:span text:style-name="T6">f_SpellbarReturnStr</text:span></text:p></draw:text-box></draw:frame><draw:path text:anchor-type="paragraph" draw:z-index="20" draw:name="Bézier curve 6" draw:style-name="gr27" draw:text-style-name="P12" svg:width="0.9134in" svg:height="1.5567in" svg:x="7.1744in" svg:y="2.9555in" svg:viewBox="0 0 2321 3955" svg:d="M1224 3922c543 173 963-375 1037-830 50-302 60-613 60-919 0-445-133-870-237-1305-109-450-406-802-831-860-341-46-648 118-919 267-366 201-309 662-326 1008-17 331-10 672 59 1008 64 312 183 618 297 920l148 326 178 296 148 30"><text:p/></draw:path><draw:path text:anchor-type="paragraph" draw:z-index="22" draw:name="Bézier curve 7" draw:style-name="gr24" draw:text-style-name="P12" svg:width="2.8744in" svg:height="6.2256in" draw:transform="rotate (2.53090194831698) translate (2.60461013619304in 5.81775096173236in)" svg:viewBox="0 0 7302 15814" svg:d="M0 15814c9367-4677 7967-11780 5374-15814"><text:p/></draw:path><draw:path text:anchor-type="paragraph" draw:z-index="23" draw:name="Bézier curve 8" draw:style-name="gr25" draw:text-style-name="P12" svg:width="6.7732in" svg:height="1.7295in" draw:transform="skewX (-0.000174532925199486) rotate (2.53090194831698) translate (5.34856319866082in 11.2035237082973in)" svg:viewBox="0 0 17205 4394" svg:d="M0 3326c9368-4677 13051-4512 17205 1068"><text:p/></draw:path><draw:path text:anchor-type="paragraph" draw:z-index="24" draw:name="Bézier curve 9" draw:style-name="gr24" draw:text-style-name="P12" svg:width="6.3882in" svg:height="1.3157in" draw:transform="skewX (0.000174532925199471) rotate (2.53090194831698) translate (13.2817706332744in 4.61708599011547in)" svg:viewBox="0 0 16227 3343" svg:d="M0 0c4806 4119 9737 4719 16227 176"><text:p/></draw:path><draw:path text:anchor-type="paragraph" draw:z-index="25" draw:name="Bézier curve 1" draw:style-name="gr24" draw:text-style-name="P12" svg:width="5.8079in" svg:height="0.1563in" draw:transform="rotate (2.53090194831698) translate (12.8101517886866in 4.56174937901721in)" svg:viewBox="0 0 14753 398" svg:d="M0 0c5846 591 6683 418 14753 159"><text:p/></draw:path><draw:path text:anchor-type="paragraph" draw:z-index="26" draw:name="Bézier curve 10" draw:style-name="gr23" draw:text-style-name="P12" svg:width="5.8in" svg:height="0.7461in" draw:transform="skewX (6.66779667471965E-017) rotate (2.53090194831698) translate (11.9322874492315in 5.23341109711646in)" svg:viewBox="0 0 14733 1896" svg:d="M0 1716c5048-2196 10766-2440 14733 180"><text:p/></draw:path><draw:path text:anchor-type="paragraph" draw:z-index="27" draw:name="Bézier curve 2" draw:style-name="gr23" draw:text-style-name="P12" svg:width="9.4791in" svg:height="10.4283in" draw:transform="skewX (9.34521710840203E-017) rotate (2.53090194831698) translate (11.1941688029523in 12.5888527444334in)" svg:viewBox="0 0 24078 26489" svg:d="M9986 0c-19098 13660-8821 37590 14092 20640"><text:p/></draw:path><draw:path text:anchor-type="paragraph" draw:z-index="29" draw:name="Bézier curve 11" draw:style-name="gr21" draw:text-style-name="P12" svg:width="2.0402in" svg:height="2.6051in" draw:transform="skewX (-0.0017453292519945) rotate (2.52933115199018) translate (6.69294096181917in 4.63595074389902in)" svg:viewBox="0 0 5183 6618" svg:d="M5183 6618c-949-3143-2662-4574-5183-6618"><text:p/></draw:path><draw:frame text:anchor-type="paragraph" draw:z-index="30" draw:name="Text Frame 13" draw:style-name="gr20" draw:text-style-name="P16" svg:width="0.9976in" svg:height="1.165in" svg:x="5.9909in" svg:y="2.089in"><draw:text-box><text:p><text:span text:style-name="T5">User enters ‘/’ to cancel spell</text:span></text:p><text:p><text:span text:style-name="T6">Event_inputChar</text:span></text:p></draw:text-box></draw:frame><draw:path text:anchor-type="paragraph" draw:z-index="31" draw:name="Bézier curve 12" draw:style-name="gr19" draw:text-style-name="P12" svg:width="3.8472in" svg:height="3.4441in" draw:transform="skewX (-0.000523598775598174) rotate (2.53072741539178) translate (4.75924400676082in 6.67510227609804in)" svg:viewBox="0 0 9773 8749" svg:d="M0 6340c4804 4118 12116 3538 9041-6340"><text:p/></draw:path><draw:path text:anchor-type="paragraph" draw:z-index="33" draw:name="Bézier curve 13" draw:style-name="gr15" draw:text-style-name="P12" svg:width="3.7138in" svg:height="3.3122in" draw:transform="skewX (-0.000698131700797724) rotate (2.53090194831698) translate (4.74554492200341in 7.02721430872111in)" svg:viewBox="0 0 9434 8414" svg:d="M0 6338c5818 3341 10905 3574 9044-6338"><text:p/></draw:path><draw:path text:anchor-type="paragraph" draw:z-index="35" draw:name="Bézier curve 14" draw:style-name="gr15" draw:text-style-name="P12" svg:width="3.5287in" svg:height="2.9811in" draw:transform="skewX (-5.48731369450829E-017) rotate (2.53090194831698) translate (4.69070514687074in 7.21382934712418in)" svg:viewBox="0 0 8964 7573" svg:d="M0 6369c6770 2714 9515 944 8874-6369"><text:p/></draw:path><draw:frame text:anchor-type="paragraph" draw:z-index="36" draw:name="Text Frame 16" draw:style-name="gr18" draw:text-style-name="P16" svg:width="1.5496in" svg:height="0.365in" svg:x="3.4693in" svg:y="3.1236in"><draw:text-box><text:p><text:span text:style-name="T5">Activate Spell </text:span><text:span text:style-name="T6">f_SpellActivate</text:span></text:p></draw:text-box></draw:frame><draw:path text:anchor-type="paragraph" draw:z-index="37" draw:name="Bézier curve 15" draw:style-name="gr16" draw:text-style-name="P12" svg:width="3.5598in" svg:height="2.7472in" draw:transform="skewX (5.9024543251654E-017) rotate (2.53090194831698) translate (4.76056063954251in 7.51383643587689in)" svg:viewBox="0 0 9043 6979" svg:d="M0 6330c6213 1802 9057-96 9043-6330"><text:p/></draw:path><draw:frame text:anchor-type="paragraph" draw:z-index="38" draw:name="Text Frame 17" draw:style-name="gr17" draw:text-style-name="P16" svg:width="1.5496in" svg:height="0.4669in" svg:x="3.4827in" svg:y="3.7335in"><draw:text-box><text:p><text:span text:style-name="T5">Request Timer </text:span><text:span text:style-name="T6">f_SpellbarRequestTimer</text:span></text:p></draw:text-box></draw:frame><draw:path text:anchor-type="paragraph" draw:z-index="39" draw:name="Bézier curve 16" draw:style-name="gr15" draw:text-style-name="P12" svg:width="3.5244in" svg:height="2.5996in" draw:transform="rotate (2.53090194831698) translate (4.73152521847904in 7.79837427761323in)" svg:viewBox="0 0 8953 6604" svg:d="M0 6458c5471 395 7815 477 8953-6458"><text:p/></draw:path><draw:frame text:anchor-type="paragraph" draw:z-index="40" draw:name="Text Frame 18" draw:style-name="gr17" draw:text-style-name="P16" svg:width="1.5496in" svg:height="0.4669in" svg:x="3.552in" svg:y="4.2634in"><draw:text-box><text:p><text:span text:style-name="T5">Return Timer</text:span></text:p><text:p><text:span text:style-name="T6">f_SpellReturnTimer</text:span></text:p></draw:text-box></draw:frame><draw:path text:anchor-type="paragraph" draw:z-index="41" draw:name="Bézier curve 17" draw:style-name="gr16" draw:text-style-name="P12" svg:width="3.5701in" svg:height="2.4776in" draw:transform="skewX (6.52640440249705E-017) rotate (2.53090194831698) translate (4.76871665669519in 7.87579521940914in)" svg:viewBox="0 0 9069 6294" svg:d="M0 6294c3113-1398 5390-1106 9069-6294"><text:p/></draw:path><draw:frame text:anchor-type="paragraph" draw:z-index="42" draw:name="Text Frame 19" draw:style-name="gr14" draw:text-style-name="P16" svg:width="1.3539in" svg:height="0.4933in" svg:x="3.6547in" svg:y="5.1665in"><draw:text-box><text:p><text:span text:style-name="T5">Ask Question</text:span></text:p><text:p><text:span text:style-name="T6">f_SpellbarAskQuestion</text:span></text:p></draw:text-box></draw:frame><draw:path text:anchor-type="paragraph" draw:z-index="43" draw:name="Bézier curve 18" draw:style-name="gr15" draw:text-style-name="P12" svg:width="3.8492in" svg:height="2.7043in" draw:transform="rotate (2.53090194831698) translate (4.73372699675136in 8.14851265449847in)" svg:viewBox="0 0 9778 6870" svg:d="M0 6870c2352-3638 7863-6337 9778-6870"><text:p/></draw:path><draw:frame text:anchor-type="paragraph" draw:z-index="44" draw:name="Text Frame 20" draw:style-name="gr14" draw:text-style-name="P16" svg:width="1.3539in" svg:height="0.4933in" svg:x="3.4555in" svg:y="6.0764in"><draw:text-box><text:p><text:span text:style-name="T5">Answer Question</text:span></text:p><text:p><text:span text:style-name="T6">f_SpellAnswerQuestion</text:span></text:p></draw:text-box></draw:frame><draw:path text:anchor-type="paragraph" draw:z-index="45" draw:name="Bézier curve 19" draw:style-name="gr16" draw:text-style-name="P12" svg:width="4.3063in" svg:height="3.0496in" draw:transform="skewX (-8.79215640787095E-017) rotate (2.53090194831698) translate (4.71925429939526in 8.44429646350205in)" svg:viewBox="0 0 10939 7747" svg:d="M57 7747c-864-2786 8366-9003 10882-7522"><text:p/></draw:path><draw:frame text:anchor-type="paragraph" draw:z-index="46" draw:name="Text Frame 21" draw:style-name="gr14" draw:text-style-name="P16" svg:width="1.3539in" svg:height="0.4933in" svg:x="3.4555in" svg:y="6.5693in"><draw:text-box><text:p><text:span text:style-name="T5">Ask for target</text:span></text:p><text:p><text:span text:style-name="T6">f_SpellbarRequestTarget</text:span></text:p></draw:text-box></draw:frame><draw:path text:anchor-type="paragraph" draw:z-index="47" draw:name="Bézier curve 20" draw:style-name="gr15" draw:text-style-name="P12" svg:width="4.7228in" svg:height="3.4728in" draw:transform="skewX (-7.03956998403751E-017) rotate (2.53090194831698) translate (4.72036082363471in 8.82181619149107in)" svg:viewBox="0 0 11997 8822" svg:d="M194 8822c-1742-4218 8724-10951 11803-8167"><text:p/></draw:path><draw:frame text:anchor-type="paragraph" draw:z-index="48" draw:name="Text Frame 22" draw:style-name="gr14" draw:text-style-name="P16" svg:width="1.3539in" svg:height="0.4933in" svg:x="3.4555in" svg:y="7.0626in"><draw:text-box><text:p><text:span text:style-name="T5">Set target</text:span></text:p><text:p><text:span text:style-name="T6">f_SpellSetTarget</text:span></text:p><text:p><text:span text:style-name="T6">fSpellBarSetTargetLocation</text:span></text:p></draw:text-box></draw:frame><draw:frame text:anchor-type="paragraph" draw:z-index="28" draw:name="Text Frame 12" draw:style-name="gr22" draw:text-style-name="P18" svg:width="1.815in" svg:height="0.7476in" svg:x="15.2902in" svg:y="4.4146in"><draw:text-box><text:p><text:span text:style-name="T7">Click where or what to attack</text:span></text:p><text:p><text:span text:style-name="T7"/></text:p><text:p text:style-name="P17"><text:span text:style-name="T8">bbWidget_mous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" draw:name="Text Frame 1" draw:style-name="gr36" draw:text-style-name="P18" svg:width="2.0705in" svg:height="0.7551in" svg:x="1.2516in" svg:y="0.0055in"><draw:text-box><text:p><text:span text:style-name="T7">Click to select</text:span></text:p><text:p><text:span text:style-name="T7"/></text:p><text:p text:style-name="P17"><text:span text:style-name="T8">bbWidget_mouse</text:span></text:p></draw:text-box></draw:frame></text:p>
      <text:p text:style-name="P1"><draw:frame text:anchor-type="paragraph" draw:z-index="32" draw:name="Text Frame 14" draw:style-name="gr18" draw:text-style-name="P16" svg:width="1.8512in" svg:height="0.365in" svg:x="3.0902in" svg:y="0.1693in"><draw:text-box><text:p><text:span text:style-name="T5">Click to select </text:span><text:span text:style-name="T6">f_SpellbarSelectSpell</text:span></text:p></draw:text-box></draw:frame></text:p>
      <text:p text:style-name="P1"/>
      <text:p text:style-name="P1"/>
      <text:p text:style-name="P1"><draw:frame text:anchor-type="paragraph" draw:z-index="21" draw:name="Text Frame 11" draw:style-name="gr26" draw:text-style-name="P16" svg:width="1.4067in" svg:height="0.6433in" svg:x="6.8319in" svg:y="0.1055in"><draw:text-box><text:p><text:span text:style-name="T5">Timer</text:span></text:p><text:p><text:span text:style-name="T9">bbWidgetTimer_new</text:span></text:p><text:p><text:span text:style-name="T8">bbWidgetTimer_remove</text:span></text:p><text:p><text:span text:style-name="T6">f_CommandOnTimer</text:span></text:p></draw:text-box></draw:frame><draw:frame text:anchor-type="paragraph" draw:z-index="34" draw:name="Text Frame 15" draw:style-name="gr18" draw:text-style-name="P16" svg:width="1.8768in" svg:height="0.365in" svg:x="3.0646in" svg:y="0.098in"><draw:text-box><text:p><text:span text:style-name="T5">Cancel Spell </text:span><text:span text:style-name="T6">f_SpellCancel</text:span></text:p></draw:text-box></draw:frame></text:p>
      <text:p text:style-name="P1"/>
      <text:p text:style-name="P1"/>
      <text:p text:style-name="P1"><draw:frame text:anchor-type="paragraph" draw:z-index="7" draw:name="Text Frame 4" draw:style-name="gr33" draw:text-style-name="P16" svg:width="1.1776in" svg:height="0.3862in" svg:x="9.3181in" svg:y="0.1744in"><draw:text-box><text:p><text:span text:style-name="T5">Key press</text:span></text:p><text:p><text:span text:style-name="T6">Event_inputChar</text:span></text:p><text:p><text:span text:style-name="T6">f_PromptAddChar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path text:anchor-type="paragraph" draw:z-index="18" draw:name="Bézier curve 5" draw:style-name="gr16" draw:text-style-name="P12" svg:width="3.5445in" svg:height="3.6728in" draw:transform="skewX (0.0558505360638186) rotate (-0.796044671834614) translate (10.0693345140287in -2.3347132961277in)" svg:viewBox="0 0 9004 9330" svg:d="M0 9330c10724-4 8884-9330 8884-9330"><text:p/></draw:path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49" draw:name="Shape 6" draw:style-name="gr13" draw:text-style-name="P13" svg:width="1.1394in" svg:height="0.7161in" svg:x="5.4154in" svg:y="1.3854in"><text:p text:style-name="P12">Spellbar</text:p><draw:enhanced-geometry svg:viewBox="0 0 21600 21600" draw:type="rectangle" draw:enhanced-path="M 0 0 L 21600 0 21600 21600 0 21600 0 0 Z N"/></draw:custom-shape><draw:custom-shape text:anchor-type="paragraph" draw:z-index="50" draw:name="Shape 8" draw:style-name="gr13" draw:text-style-name="P13" svg:width="1.1394in" svg:height="0.7161in" svg:x="9.7118in" svg:y="1.3854in"><text:p text:style-name="P12">Prompt</text:p><draw:enhanced-geometry svg:viewBox="0 0 21600 21600" draw:type="rectangle" draw:enhanced-path="M 0 0 L 21600 0 21600 21600 0 21600 0 0 Z N"/></draw:custom-shape><draw:custom-shape text:anchor-type="paragraph" draw:z-index="51" draw:name="Shape 9" draw:style-name="gr13" draw:text-style-name="P13" svg:width="1.1394in" svg:height="0.7161in" svg:x="5.4154in" svg:y="3.0256in"><text:p text:style-name="P12">Viewport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2" draw:name="Shape 10" draw:style-name="gr13" draw:text-style-name="P13" svg:width="1.1394in" svg:height="0.7161in" svg:x="1.3791in" svg:y="1.3854in"><text:p text:style-name="P12">Spell</text:p><draw:enhanced-geometry svg:viewBox="0 0 21600 21600" draw:type="rectangle" draw:enhanced-path="M 0 0 L 21600 0 21600 21600 0 21600 0 0 Z N"/></draw:custom-shape><draw:path text:anchor-type="paragraph" draw:z-index="53" draw:name="Bézier curve 21" draw:style-name="gr12" draw:text-style-name="P12" svg:width="2.5331in" svg:height="2.0106in" draw:transform="skewX (5.66674748623939E-017) rotate (2.53090194831698) translate (8.62977575477314in 3.06184509777135in)" svg:viewBox="0 0 6435 5108" svg:d="M0 4793c3452 955 5760-156 6435-4793"><text:p/></draw:path><draw:frame text:anchor-type="paragraph" draw:z-index="54" draw:name="Text Frame 23" draw:style-name="gr10" draw:text-style-name="P14" svg:width="0.8232in" svg:height="0.3004in" svg:x="7.8819in" svg:y="0.3984in"><draw:text-box><text:p><text:span text:style-name="T4">1) Request code</text:span></text:p></draw:text-box></draw:frame><draw:path text:anchor-type="paragraph" draw:z-index="55" draw:name="Bézier curve 24" draw:style-name="gr12" draw:text-style-name="P12" svg:width="2.5315in" svg:height="1.9134in" draw:transform="skewX (-5.95891520750147E-017) rotate (2.53090194831698) translate (8.62847079202869in 3.15676502573952in)" svg:viewBox="0 0 6431 4861" svg:d="M6431 0c-924 2765-2464 5290-6431 4799"><text:p/></draw:path><draw:frame text:anchor-type="paragraph" draw:z-index="56" draw:name="Text Frame 26" draw:style-name="gr10" draw:text-style-name="P14" svg:width="0.8232in" svg:height="0.3004in" svg:x="7.8193in" svg:y="0.8717in"><draw:text-box><text:p><text:span text:style-name="T4">2) Return code</text:span></text:p></draw:text-box></draw:frame><draw:path text:anchor-type="paragraph" draw:z-index="57" draw:name="Bézier curve 25" draw:style-name="gr12" draw:text-style-name="P12" svg:width="2.3732in" svg:height="1.7866in" draw:transform="rotate (2.53090194831698) translate (4.46259598191723in 2.90690947576977in)" svg:viewBox="0 0 6029 4539" svg:d="M6029 0c-520 3090-1667 5413-6029 4220"><text:p/></draw:path><draw:path text:anchor-type="paragraph" draw:z-index="58" draw:name="Bézier curve 26" draw:style-name="gr11" draw:text-style-name="P12" svg:width="2.3732in" svg:height="1.661in" draw:transform="rotate (2.53090194831698) translate (4.46259598191723in 3.04024280910311in)" svg:viewBox="0 0 6029 4220" svg:d="M6029 0c-1402 3078-2355 4051-6029 4220"><text:p/></draw:path><draw:frame text:anchor-type="paragraph" draw:z-index="59" draw:name="Text Frame 28" draw:style-name="gr10" draw:text-style-name="P14" svg:width="0.8232in" svg:height="0.3004in" svg:x="3.5909in" svg:y="1.0063in"><draw:text-box><text:p><text:span text:style-name="T4">4) Request Click</text:span></text:p></draw:text-box></draw:frame><draw:path text:anchor-type="paragraph" draw:z-index="60" draw:name="Bézier curve 27" draw:style-name="gr12" draw:text-style-name="P12" svg:width="0.5295in" svg:height="0.7567in" draw:transform="rotate (2.53090194831698) translate (6.3375in 3.02569444444444in)" svg:viewBox="0 0 1346 1923" svg:d="M0 0c293 419 828 1184 1346 1923"><text:p/></draw:path><draw:frame text:anchor-type="paragraph" draw:z-index="61" draw:name="Text Frame 29" draw:style-name="gr10" draw:text-style-name="P14" svg:width="0.8232in" svg:height="0.3004in" svg:x="5.9437in" svg:y="2.4402in"><draw:text-box><text:p><text:span text:style-name="T4">5) Request Click</text:span></text:p></draw:text-box></draw:frame><draw:path text:anchor-type="paragraph" draw:z-index="62" draw:name="Bézier curve 28" draw:style-name="gr12" draw:text-style-name="P12" svg:width="2.3732in" svg:height="1.661in" draw:transform="rotate (2.53090194831698) translate (4.46259598191723in 3.141631697992in)" svg:viewBox="0 0 6029 4220" svg:d="M6029 0c-1527 1814-2831 3153-6029 4220"><text:p/></draw:path><draw:frame text:anchor-type="paragraph" draw:z-index="63" draw:name="Text Frame 30" draw:style-name="gr10" draw:text-style-name="P14" svg:width="0.8232in" svg:height="0.3004in" svg:x="3.628in" svg:y="1.3791in"><draw:text-box><text:p><text:span text:style-name="T4">7) Return Click</text:span></text:p></draw:text-box></draw:frame><draw:frame text:anchor-type="paragraph" draw:z-index="64" draw:name="Text Frame 31" draw:style-name="gr10" draw:text-style-name="P14" svg:width="0.8232in" svg:height="0.3004in" svg:x="3.6409in" svg:y="0.5437in"><draw:text-box><text:p><text:span text:style-name="T4">3) Activate spell</text:span></text:p></draw:text-box></draw:frame><draw:path text:anchor-type="paragraph" draw:z-index="65" draw:name="Bézier curve 29" draw:style-name="gr11" draw:text-style-name="P12" svg:width="2.572in" svg:height="1.8307in" draw:transform="rotate (2.53090194831698) translate (8.66174734201157in 3.29394575143996in)" svg:viewBox="0 0 6534 4651" svg:d="M6534 0c-1327 2514-2853 4570-6534 4651"><text:p/></draw:path><draw:frame text:anchor-type="paragraph" draw:z-index="66" draw:name="Text Frame 27" draw:style-name="gr10" draw:text-style-name="P14" svg:width="0.9323in" svg:height="0.3004in" svg:x="7.8193in" svg:y="1.1717in"><draw:text-box><text:p><text:span text:style-name="T4">9) Request Answer</text:span></text:p></draw:text-box></draw:frame><draw:path text:anchor-type="paragraph" draw:z-index="67" draw:name="Bézier curve 30" draw:style-name="gr11" draw:text-style-name="P12" svg:width="2.3732in" svg:height="1.661in" draw:transform="rotate (2.53090194831698) translate (4.46259598191723in 3.2714928091031in)" svg:viewBox="0 0 6029 4220" svg:d="M6029 0c-2212 1107-3643 1994-6029 4220"><text:p/></draw:path><draw:frame text:anchor-type="paragraph" draw:z-index="68" draw:name="Text Frame 32" draw:style-name="gr10" draw:text-style-name="P14" svg:width="1.0295in" svg:height="0.3004in" svg:x="3.5307in" svg:y="1.8398in"><draw:text-box><text:p><text:span text:style-name="T4">8) Request Answer</text:span></text:p></draw:text-box></draw:frame><draw:path text:anchor-type="paragraph" draw:z-index="69" draw:name="Bézier curve 31" draw:style-name="gr12" draw:text-style-name="P12" svg:width="2.572in" svg:height="1.8307in" draw:transform="rotate (2.53090194831698) translate (8.66174734201157in 3.49047352921774in)" svg:viewBox="0 0 6534 4651" svg:d="M6534 0c-2226 2534-3533 3436-6534 4651"><text:p/></draw:path><draw:frame text:anchor-type="paragraph" draw:z-index="70" draw:name="Text Frame 24" draw:style-name="gr10" draw:text-style-name="P14" svg:width="0.9323in" svg:height="0.3004in" svg:x="7.8193in" svg:y="1.6091in"><draw:text-box><text:p><text:span text:style-name="T4">10) Return Answer</text:span></text:p></draw:text-box></draw:frame><draw:path text:anchor-type="paragraph" draw:z-index="71" draw:name="Bézier curve 22" draw:style-name="gr12" draw:text-style-name="P12" svg:width="2.3732in" svg:height="1.661in" draw:transform="rotate (2.53090194831698) translate (4.46245651571558in 3.39252539482123in)" svg:viewBox="0 0 6029 4220" svg:d="M6029 1c-2636-41-4956 1963-6029 4219"><text:p/></draw:path><draw:frame text:anchor-type="paragraph" draw:z-index="72" draw:name="Text Frame 25" draw:style-name="gr10" draw:text-style-name="P14" svg:width="1.0295in" svg:height="0.3004in" svg:x="3.5181in" svg:y="2.2689in"><draw:text-box><text:p><text:span text:style-name="T4">11) Return Answer</text:span></text:p></draw:text-box></draw:frame><draw:path text:anchor-type="paragraph" draw:z-index="73" draw:name="Bézier curve 23" draw:style-name="gr11" draw:text-style-name="P12" svg:width="3.6343in" svg:height="1.1575in" draw:transform="rotate (2.53090194831698) translate (4.75123144430515in 4.34940326399903in)" svg:viewBox="0 0 9232 2941" svg:d="M9232 508c-1017-1452-6468 477-9232 2433"><text:p/></draw:path><draw:frame text:anchor-type="paragraph" draw:z-index="74" draw:name="Text Frame 33" draw:style-name="gr10" draw:text-style-name="P14" svg:width="0.8232in" svg:height="0.3004in" svg:x="3.272in" svg:y="2.9547in"><draw:text-box><text:p><text:span text:style-name="T4">12) Cast Spell</text:span></text:p></draw:text-box></draw:frame><draw:path text:anchor-type="paragraph" draw:z-index="75" draw:name="Bézier curve 34" draw:style-name="gr11" draw:text-style-name="P12" svg:width="0.5295in" svg:height="0.7567in" draw:transform="rotate (2.53090194831698) translate (5.72430555555555in 3.05486111111111in)" svg:viewBox="0 0 1346 1923" svg:d="M0 0c293 419 828 1184 1346 1923"><text:p/></draw:path><draw:frame text:anchor-type="paragraph" draw:z-index="76" draw:name="Text Frame 39" draw:style-name="gr10" draw:text-style-name="P14" svg:width="0.8232in" svg:height="0.3004in" svg:x="5.3307in" svg:y="2.6402in"><draw:text-box><text:p><text:span text:style-name="T4">6) Send Click</text:span></text:p></draw:text-box></draw:frame><draw:frame text:anchor-type="paragraph" draw:z-index="77" draw:name="Text Frame 43" draw:style-name="gr9" draw:text-style-name="P15" svg:width="2.476in" svg:height="0.513in" svg:x="5.0138in" svg:y="0.1382in"><draw:text-box><text:p>Game Start, User enters cod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78" draw:name="DrawObject2" draw:style-name="gr1"><draw:custom-shape draw:name="Shape 7" draw:style-name="gr2" draw:text-style-name="P13" svg:width="1.1394in" svg:height="0.7161in" svg:x="5.4224in" svg:y="1.8335in"><text:p text:style-name="P12">Spellbar</text:p><draw:enhanced-geometry svg:viewBox="0 0 21600 21600" draw:type="rectangle" draw:enhanced-path="M 0 0 L 21600 0 21600 21600 0 21600 0 0 Z N"/></draw:custom-shape><draw:custom-shape draw:name="Shape 11" draw:style-name="gr2" draw:text-style-name="P13" svg:width="1.1394in" svg:height="0.7161in" svg:x="7.2681in" svg:y="1.7965in"><text:p text:style-name="P12">Prompt</text:p><draw:enhanced-geometry svg:viewBox="0 0 21600 21600" draw:type="rectangle" draw:enhanced-path="M 0 0 L 21600 0 21600 21600 0 21600 0 0 Z N"/></draw:custom-shape><draw:custom-shape draw:name="Shape 12" draw:style-name="gr2" draw:text-style-name="P13" svg:width="1.1394in" svg:height="0.7161in" svg:x="5.4224in" svg:y="2.861in"><text:p text:style-name="P12">Viewport</text:p><draw:enhanced-geometry svg:viewBox="0 0 21600 21600" draw:mirror-horizontal="false" draw:mirror-vertical="false" draw:type="rectangle" draw:enhanced-path="M 0 0 L 21600 0 21600 21600 0 21600 0 0 Z N"/></draw:custom-shape><draw:custom-shape draw:name="Shape 13" draw:style-name="gr2" draw:text-style-name="P13" svg:width="1.1394in" svg:height="0.7161in" svg:x="1.3988in" svg:y="0.0689in"><text:p text:style-name="P12">Previous Spell</text:p><draw:enhanced-geometry svg:viewBox="0 0 21600 21600" draw:type="rectangle" draw:enhanced-path="M 0 0 L 21600 0 21600 21600 0 21600 0 0 Z N"/></draw:custom-shape><draw:path draw:name="Bézier curve 33" draw:style-name="gr3" draw:text-style-name="P12" svg:width="2.3823in" svg:height="1.648in" draw:transform="skewX (-7.35069233284052E-017) rotate (2.53090194831698) translate (4.47704396214215in 3.81702266773055in)" svg:viewBox="0 0 6052 4187" svg:d="M6052 0c-2484 940-4480 2376-6052 4187"><text:p/></draw:path><draw:path draw:name="Bézier curve 38" draw:style-name="gr5" draw:text-style-name="P12" svg:width="2.374in" svg:height="1.6598in" draw:transform="skewX (-7.32381214657378E-017) rotate (2.53090194831698) translate (4.47019290773389in 3.50637099035086in)" svg:viewBox="0 0 6031 4217" svg:d="M6031 0c-1369 958-4516 3195-6031 4217"><text:p/></draw:path><draw:path draw:name="Bézier curve 40" draw:style-name="gr3" draw:text-style-name="P12" svg:width="3.1937in" svg:height="0.4669in" draw:transform="rotate (2.53090194831698) translate (5.15497622329795in 2.40793359690569in)" svg:viewBox="0 0 8113 1187" svg:d="M8113 0c-2708 1813-5112-28-8113 1187"><text:p/></draw:path><draw:frame draw:name="Text Frame 42" draw:style-name="gr4" draw:text-style-name="P14" svg:width="1.5567in" svg:height="0.3004in" svg:x="2.8154in" svg:y="1.9343in"><draw:text-box><text:p><text:span text:style-name="T4">1) Click → request </text:span><text:span text:style-name="T4">activation</text:span></text:p></draw:text-box></draw:frame><draw:custom-shape draw:name="Shape 14" draw:style-name="gr2" draw:text-style-name="P13" svg:width="1.1394in" svg:height="0.7161in" svg:x="1.3862in" svg:y="1.8465in"><text:p text:style-name="P12">New Spell</text:p><draw:enhanced-geometry svg:viewBox="0 0 21600 21600" draw:type="rectangle" draw:enhanced-path="M 0 0 L 21600 0 21600 21600 0 21600 0 0 Z N"/></draw:custom-shape><draw:frame draw:name="Text Frame 36" draw:style-name="gr4" draw:text-style-name="P14" svg:width="0.9323in" svg:height="0.3004in" svg:x="3.5in" svg:y="1.1374in"><draw:text-box><text:p><text:span text:style-name="T4">2) Deactivate Spell</text:span></text:p></draw:text-box></draw:frame><draw:frame draw:name="Text Frame 37" draw:style-name="gr4" draw:text-style-name="P14" svg:width="0.8232in" svg:height="0.3004in" svg:x="3.4406in" svg:y="2.4508in"><draw:text-box><text:p><text:span text:style-name="T4">3) Activate Spell</text:span></text:p></draw:text-box></draw:frame><draw:frame draw:name="Text Frame 38" draw:style-name="gr4" draw:text-style-name="P14" svg:width="0.8232in" svg:height="0.3004in" svg:x="5.7201in" svg:y="1.1016in"><draw:text-box><text:p><text:span text:style-name="T4">4) AS ABOVE</text:span></text:p></draw:text-box></draw:frame><draw:frame draw:name="Text Frame 44" draw:style-name="gr8" draw:text-style-name="P15" svg:width="4.5343in" svg:height="0.6252in" svg:x="3.8697in" svg:y="0.0154in"><draw:text-box><text:p>Click spell button when current spell is active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79" draw:name="DrawObject3" draw:style-name="gr1"><draw:custom-shape draw:name="Shape 15" draw:style-name="gr2" draw:text-style-name="P13" svg:width="1.1394in" svg:height="0.7161in" svg:x="5.1354in" svg:y="0.7953in"><text:p text:style-name="P12">Spellbar</text:p><draw:enhanced-geometry svg:viewBox="0 0 21600 21600" draw:type="rectangle" draw:enhanced-path="M 0 0 L 21600 0 21600 21600 0 21600 0 0 Z N"/></draw:custom-shape><draw:custom-shape draw:name="Shape 17" draw:style-name="gr2" draw:text-style-name="P13" svg:width="1.1394in" svg:height="0.7161in" svg:x="5.1354in" svg:y="1.8232in"><text:p text:style-name="P12">Viewport</text:p><draw:enhanced-geometry svg:viewBox="0 0 21600 21600" draw:mirror-horizontal="false" draw:mirror-vertical="false" draw:type="rectangle" draw:enhanced-path="M 0 0 L 21600 0 21600 21600 0 21600 0 0 Z N"/></draw:custom-shape><draw:custom-shape draw:name="Shape 18" draw:style-name="gr2" draw:text-style-name="P13" svg:width="1.1394in" svg:height="0.7161in" svg:x="2.6925in" svg:y="0.7224in"><text:p text:style-name="P12">Previous Spell</text:p><draw:enhanced-geometry svg:viewBox="0 0 21600 21600" draw:type="rectangle" draw:enhanced-path="M 0 0 L 21600 0 21600 21600 0 21600 0 0 Z N"/></draw:custom-shape><draw:path draw:name="Bézier curve 37" draw:style-name="gr3" draw:text-style-name="P12" svg:width="1.0543in" svg:height="0.7524in" draw:transform="rotate (2.53090194831698) translate (4.70376697215634in 1.60428166015877in)" svg:viewBox="0 0 2679 1912" svg:d="M2679 0c-2707 1813-1285 932-2679 1912"><text:p/></draw:path><draw:frame draw:name="Text Frame 41" draw:style-name="gr4" draw:text-style-name="P14" svg:width="1.5567in" svg:height="0.3004in" svg:x="6.7071in" svg:y="0.4425in"><draw:text-box><text:p><text:span text:style-name="T4">1</text:span><text:span text:style-name="T4">)</text:span><text:span text:style-name="T4"> </text:span><text:span text:style-name="T4">u</text:span><text:span text:style-name="T4">s</text:span><text:span text:style-name="T4">e</text:span><text:span text:style-name="T4">r</text:span><text:span text:style-name="T4"> </text:span><text:span text:style-name="T4">e</text:span><text:span text:style-name="T4">n</text:span><text:span text:style-name="T4">t</text:span><text:span text:style-name="T4">e</text:span><text:span text:style-name="T4">r</text:span><text:span text:style-name="T4">s</text:span><text:span text:style-name="T4"> </text:span><text:span text:style-name="T4">‘</text:span><text:span text:style-name="T4">/</text:span><text:span text:style-name="T4">’</text:span><text:span text:style-name="T4">,</text:span><text:span text:style-name="T4"> </text:span><text:span text:style-name="T4">r</text:span><text:span text:style-name="T4">e</text:span><text:span text:style-name="T4">q</text:span><text:span text:style-name="T4">u</text:span><text:span text:style-name="T4">e</text:span><text:span text:style-name="T4">s</text:span><text:span text:style-name="T4">t</text:span><text:span text:style-name="T4"> </text:span><text:span text:style-name="T4">c</text:span><text:span text:style-name="T4">a</text:span><text:span text:style-name="T4">n</text:span><text:span text:style-name="T4">c</text:span><text:span text:style-name="T4">e</text:span><text:span text:style-name="T4">l</text:span><text:span text:style-name="T4">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/text:p></draw:text-box></draw:frame><draw:custom-shape draw:name="Shape 20" draw:style-name="gr2" draw:text-style-name="P13" svg:width="1.1394in" svg:height="0.7161in" svg:x="8.137in" svg:y="0.7953in"><text:p text:style-name="P12">Prompt</text:p><draw:enhanced-geometry svg:viewBox="0 0 21600 21600" draw:type="rectangle" draw:enhanced-path="M 0 0 L 21600 0 21600 21600 0 21600 0 0 Z N"/></draw:custom-shape><draw:path draw:name="Bézier curve 39" draw:style-name="gr3" draw:text-style-name="P12" svg:width="1.5256in" svg:height="1.0677in" draw:transform="rotate (2.53090194831698) translate (7.52436725821665in 1.81326492171252in)" svg:viewBox="0 0 3876 2713" svg:d="M3876 0c-1445 2079-1629 2358-3876 2713"><text:p/></draw:path><draw:frame draw:name="Text Frame 45" draw:style-name="gr4" draw:text-style-name="P14" svg:width="1.5567in" svg:height="0.3004in" svg:x="3.9898in" svg:y="0.7953in"><draw:text-box><text:p><text:span text:style-name="T4">2</text:span><text:span text:style-name="T4">)</text:span><text:span text:style-name="T4"> </text:span><text:span text:style-name="T4">D</text:span><text:span text:style-name="T4">e</text:span><text:span text:style-name="T4">a</text:span><text:span text:style-name="T4">c</text:span><text:span text:style-name="T4">t</text:span><text:span text:style-name="T4">i</text:span><text:span text:style-name="T4">v</text:span><text:span text:style-name="T4">a</text:span><text:span text:style-name="T4">t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/text:p></draw:text-box></draw:frame><draw:path draw:name="Bézier curve 35" draw:style-name="gr3" draw:text-style-name="P12" svg:width="1.5256in" svg:height="1.0677in" draw:transform="rotate (2.53090194831698) translate (7.52436725821665in 2.16317196458215in)" svg:viewBox="0 0 3876 2713" svg:d="M0 2713c1419-993 1546-1083 3876-2713"><text:p/></draw:path><draw:frame draw:name="Text Frame 46" draw:style-name="gr4" draw:text-style-name="P14" svg:width="0.8232in" svg:height="0.3004in" svg:x="6.9154in" svg:y="1.098in"><draw:text-box><text:p><text:span text:style-name="T4">3) Request code</text:span></text:p></draw:text-box></draw:frame><draw:frame draw:name="Text Frame 47" draw:style-name="gr7" draw:text-style-name="P15" svg:width="2.1941in" svg:height="0.3531in" svg:x="5.0528in" svg:y="0.0898in"><draw:text-box><text:p>Deactivate Spell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80" draw:name="DrawObject4" draw:style-name="gr1"><draw:custom-shape draw:name="Shape 16" draw:style-name="gr2" draw:text-style-name="P13" svg:width="1.1394in" svg:height="0.7161in" svg:x="5.426in" svg:y="1.3854in"><text:p text:style-name="P12">Spellbar</text:p><draw:enhanced-geometry svg:viewBox="0 0 21600 21600" draw:type="rectangle" draw:enhanced-path="M 0 0 L 21600 0 21600 21600 0 21600 0 0 Z N"/></draw:custom-shape><draw:custom-shape draw:name="Shape 19" draw:style-name="gr2" draw:text-style-name="P13" svg:width="1.1394in" svg:height="0.7161in" svg:x="9.7224in" svg:y="1.3854in"><text:p text:style-name="P12">Prompt</text:p><draw:enhanced-geometry svg:viewBox="0 0 21600 21600" draw:type="rectangle" draw:enhanced-path="M 0 0 L 21600 0 21600 21600 0 21600 0 0 Z N"/></draw:custom-shape><draw:custom-shape draw:name="Shape 21" draw:style-name="gr2" draw:text-style-name="P13" svg:width="1.1394in" svg:height="0.7161in" svg:x="5.426in" svg:y="3.0256in"><text:p text:style-name="P12">Viewport</text:p><draw:enhanced-geometry svg:viewBox="0 0 21600 21600" draw:mirror-horizontal="false" draw:mirror-vertical="false" draw:type="rectangle" draw:enhanced-path="M 0 0 L 21600 0 21600 21600 0 21600 0 0 Z N"/></draw:custom-shape><draw:custom-shape draw:name="Shape 22" draw:style-name="gr2" draw:text-style-name="P13" svg:width="1.1394in" svg:height="0.7161in" svg:x="1.3898in" svg:y="1.3854in"><text:p text:style-name="P12">Last</text:p><text:p text:style-name="P12">/ Favorite Spell</text:p><draw:enhanced-geometry svg:viewBox="0 0 21600 21600" draw:type="rectangle" draw:enhanced-path="M 0 0 L 21600 0 21600 21600 0 21600 0 0 Z N"/></draw:custom-shape><draw:path draw:name="Bézier curve 41" draw:style-name="gr3" draw:text-style-name="P12" svg:width="2.3732in" svg:height="1.7866in" draw:transform="skewX (-6.8071680102127E-017) rotate (2.53090194831698) translate (4.47380005015873in 2.90690947576977in)" svg:viewBox="0 0 6029 4539" svg:d="M6029 0c-520 3090-1667 5413-6029 4220"><text:p/></draw:path><draw:frame draw:name="Text Frame 50" draw:style-name="gr4" draw:text-style-name="P14" svg:width="0.8232in" svg:height="0.3004in" svg:x="3.6516in" svg:y="0.5437in"><draw:text-box><text:p><text:span text:style-name="T4">2</text:span><text:span text:style-name="T4">)</text:span><text:span text:style-name="T4"> </text:span><text:span text:style-name="T4">A</text:span><text:span text:style-name="T4">c</text:span><text:span text:style-name="T4">t</text:span><text:span text:style-name="T4">i</text:span><text:span text:style-name="T4">v</text:span><text:span text:style-name="T4">a</text:span><text:span text:style-name="T4">t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/text:p></draw:text-box></draw:frame><draw:path draw:name="Bézier curve 45" draw:style-name="gr5" draw:text-style-name="P12" svg:width="2.572in" svg:height="1.8307in" draw:transform="rotate (2.53090194831698) translate (8.67255770946562in 3.29394575143996in)" svg:viewBox="0 0 6534 4651" svg:d="M6534 0c-1327 2514-2853 4570-6534 4651"><text:p/></draw:path><draw:frame draw:name="Text Frame 51" draw:style-name="gr4" draw:text-style-name="P14" svg:width="0.9323in" svg:height="0.3004in" svg:x="7.8299in" svg:y="1.1717in"><draw:text-box><text:p><text:span text:style-name="T4">4) Request Answer</text:span></text:p></draw:text-box></draw:frame><draw:path draw:name="Bézier curve 46" draw:style-name="gr5" draw:text-style-name="P12" svg:width="2.3732in" svg:height="1.661in" draw:transform="skewX (7.32103344589209E-017) rotate (2.53090194831698) translate (4.47380005015873in 3.2714928091031in)" svg:viewBox="0 0 6029 4220" svg:d="M6029 0c-2212 1107-3643 1994-6029 4220"><text:p/></draw:path><draw:frame draw:name="Text Frame 52" draw:style-name="gr4" draw:text-style-name="P14" svg:width="1.0295in" svg:height="0.3004in" svg:x="3.5417in" svg:y="1.8398in"><draw:text-box><text:p><text:span text:style-name="T4">3) Request Answer</text:span></text:p></draw:text-box></draw:frame><draw:path draw:name="Bézier curve 47" draw:style-name="gr3" draw:text-style-name="P12" svg:width="2.572in" svg:height="1.8307in" draw:transform="skewX (-6.1292121821242E-017) rotate (2.53090194831698) translate (8.67255770946562in 3.49047352921774in)" svg:viewBox="0 0 6534 4651" svg:d="M6534 0c-2226 2534-3533 3436-6534 4651"><text:p/></draw:path><draw:frame draw:name="Text Frame 53" draw:style-name="gr4" draw:text-style-name="P14" svg:width="0.9323in" svg:height="0.3004in" svg:x="7.8299in" svg:y="1.6091in"><draw:text-box><text:p><text:span text:style-name="T4">5</text:span><text:span text:style-name="T4">)</text:span><text:span text:style-name="T4">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 </text:span><text:span text:style-name="T4">A</text:span><text:span text:style-name="T4">n</text:span><text:span text:style-name="T4">s</text:span><text:span text:style-name="T4">w</text:span><text:span text:style-name="T4">e</text:span><text:span text:style-name="T4">r</text:span></text:p></draw:text-box></draw:frame><draw:path draw:name="Bézier curve 48" draw:style-name="gr3" draw:text-style-name="P12" svg:width="2.3732in" svg:height="1.661in" draw:transform="skewX (7.32169565706678E-017) rotate (2.53090194831698) translate (4.47366058395704in 3.39252539482122in)" svg:viewBox="0 0 6029 4220" svg:d="M6029 1c-2636-41-4956 1963-6029 4219"><text:p/></draw:path><draw:frame draw:name="Text Frame 54" draw:style-name="gr4" draw:text-style-name="P14" svg:width="1.0295in" svg:height="0.3004in" svg:x="3.5287in" svg:y="2.2689in"><draw:text-box><text:p><text:span text:style-name="T4">5) Return Answer</text:span></text:p></draw:text-box></draw:frame><draw:path draw:name="Bézier curve 49" draw:style-name="gr5" draw:text-style-name="P12" svg:width="3.6343in" svg:height="1.1575in" draw:transform="rotate (2.53090194831698) translate (4.76243551254665in 4.34940326399903in)" svg:viewBox="0 0 9232 2941" svg:d="M9232 508c-1017-1452-6468 477-9232 2433"><text:p/></draw:path><draw:frame draw:name="Text Frame 55" draw:style-name="gr4" draw:text-style-name="P14" svg:width="0.8232in" svg:height="0.3004in" svg:x="3.2827in" svg:y="2.9547in"><draw:text-box><text:p><text:span text:style-name="T4">6) Cast Spell</text:span></text:p></draw:text-box></draw:frame><draw:path draw:name="Bézier curve 50" draw:style-name="gr5" draw:text-style-name="P12" svg:width="0.5295in" svg:height="0.7567in" draw:transform="rotate (2.53090194831698) translate (5.7351159230096in 3.05486111111111in)" svg:viewBox="0 0 1346 1923" svg:d="M0 0c293 419 828 1184 1346 1923"><text:p/></draw:path><draw:frame draw:name="Text Frame 56" draw:style-name="gr4" draw:text-style-name="P14" svg:width="0.8232in" svg:height="0.3004in" svg:x="5.3417in" svg:y="2.6402in"><draw:text-box><text:p><text:span text:style-name="T4">1) Send Click</text:span></text:p></draw:text-box></draw:frame><draw:frame draw:name="Text Frame 57" draw:style-name="gr6" draw:text-style-name="P15" svg:width="2.476in" svg:height="0.513in" svg:x="5.0244in" svg:y="0.1382in"><draw:text-box><text:p>No spell active, user clicks viewport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81" draw:name="DrawObject5" draw:style-name="gr1"><draw:custom-shape draw:name="Shape 23" draw:style-name="gr2" draw:text-style-name="P13" svg:width="1.1394in" svg:height="0.7161in" svg:x="5.426in" svg:y="1.3575in"><text:p text:style-name="P12">Spellbar</text:p><draw:enhanced-geometry svg:viewBox="0 0 21600 21600" draw:type="rectangle" draw:enhanced-path="M 0 0 L 21600 0 21600 21600 0 21600 0 0 Z N"/></draw:custom-shape><draw:custom-shape draw:name="Shape 24" draw:style-name="gr2" draw:text-style-name="P13" svg:width="1.1394in" svg:height="0.7161in" svg:x="9.7224in" svg:y="1.3575in"><text:p text:style-name="P12">Prompt</text:p><draw:enhanced-geometry svg:viewBox="0 0 21600 21600" draw:type="rectangle" draw:enhanced-path="M 0 0 L 21600 0 21600 21600 0 21600 0 0 Z N"/></draw:custom-shape><draw:custom-shape draw:name="Shape 25" draw:style-name="gr2" draw:text-style-name="P13" svg:width="1.1394in" svg:height="0.7161in" svg:x="5.426in" svg:y="2.9976in"><text:p text:style-name="P12">Viewport</text:p><draw:enhanced-geometry svg:viewBox="0 0 21600 21600" draw:mirror-horizontal="false" draw:mirror-vertical="false" draw:type="rectangle" draw:enhanced-path="M 0 0 L 21600 0 21600 21600 0 21600 0 0 Z N"/></draw:custom-shape><draw:custom-shape draw:name="Shape 26" draw:style-name="gr2" draw:text-style-name="P13" svg:width="1.1394in" svg:height="0.7161in" svg:x="1.3898in" svg:y="1.3575in"><text:p text:style-name="P12">Spell</text:p><draw:enhanced-geometry svg:viewBox="0 0 21600 21600" draw:type="rectangle" draw:enhanced-path="M 0 0 L 21600 0 21600 21600 0 21600 0 0 Z N"/></draw:custom-shape><draw:path draw:name="Bézier curve 32" draw:style-name="gr3" draw:text-style-name="P12" svg:width="2.3732in" svg:height="1.7866in" draw:transform="skewX (1.36143360204254E-016) rotate (2.53090194831698) translate (4.47380005015874in 2.87873799720459in)" svg:viewBox="0 0 6029 4539" svg:d="M6029 0c-520 3090-1667 5413-6029 4220"><text:p/></draw:path><draw:frame draw:name="Text Frame 34" draw:style-name="gr4" draw:text-style-name="P14" svg:width="0.8232in" svg:height="0.3004in" svg:x="3.6516in" svg:y="0.5157in"><draw:text-box><text:p><text:span text:style-name="T4">3) Activate spell</text:span></text:p></draw:text-box></draw:frame><draw:path draw:name="Bézier curve 36" draw:style-name="gr5" draw:text-style-name="P12" svg:width="2.572in" svg:height="1.8307in" draw:transform="rotate (2.53090194831698) translate (8.67255770946562in 3.26577427287479in)" svg:viewBox="0 0 6534 4651" svg:d="M6534 0c-1327 2514-2853 4570-6534 4651"><text:p/></draw:path><draw:frame draw:name="Text Frame 35" draw:style-name="gr4" draw:text-style-name="P14" svg:width="0.9323in" svg:height="0.3004in" svg:x="7.8299in" svg:y="1.1437in"><draw:text-box><text:p><text:span text:style-name="T4">1) Request Code</text:span></text:p></draw:text-box></draw:frame><draw:path draw:name="Bézier curve 43" draw:style-name="gr3" draw:text-style-name="P12" svg:width="2.572in" svg:height="1.8307in" draw:transform="skewX (6.12921218212417E-017) rotate (2.53090194831698) translate (8.67255770946562in 3.46269575143997in)" svg:viewBox="0 0 6534 4651" svg:d="M6534 0c-2226 2534-3533 3436-6534 4651"><text:p/></draw:path><draw:frame draw:name="Text Frame 48" draw:style-name="gr4" draw:text-style-name="P14" svg:width="0.9323in" svg:height="0.3004in" svg:x="7.8299in" svg:y="1.5811in"><draw:text-box><text:p><text:span text:style-name="T4">2) Return Code</text:span></text:p></draw:text-box></draw:frame><draw:frame draw:name="Text Frame 60" draw:style-name="gr6" draw:text-style-name="P15" svg:width="2.476in" svg:height="0.513in" svg:x="5.0244in" svg:y="0.1102in"><draw:text-box><text:p>User enters code, spell on cooldown</text:p></draw:text-box></draw:frame><draw:path draw:name="Bézier curve 42" draw:style-name="gr5" draw:text-style-name="P12" svg:width="2.3732in" svg:height="1.7866in" draw:transform="rotate (2.53090194831698) translate (4.47380005015873in 3.0037379972046in)" svg:viewBox="0 0 6029 4539" svg:d="M6029 0c-520 3090-1667 5413-6029 4220"><text:p/></draw:path><draw:frame draw:name="Text Frame 40" draw:style-name="gr4" draw:text-style-name="P14" svg:width="0.8232in" svg:height="0.3004in" svg:x="3.7035in" svg:y="0.7902in"><draw:text-box><text:p><text:span text:style-name="T4">4) Spell on cooldown</text:span></text:p></draw:text-box></draw:frame><draw:path draw:name="Bézier curve 44" draw:style-name="gr5" draw:text-style-name="P12" svg:width="2.5866in" svg:height="1.8102in" draw:transform="rotate (2.53090194831698) translate (8.68469607495286in 3.58619417750418in)" svg:viewBox="0 0 6571 4599" svg:d="M6571 0c-3026 1171-4776 1866-6571 4599"><text:p/></draw:path><draw:frame draw:name="Text Frame 49" draw:style-name="gr4" draw:text-style-name="P14" svg:width="0.9323in" svg:height="0.3004in" svg:x="7.8669in" svg:y="2.2283in"><draw:text-box><text:p><text:span text:style-name="T4">5) Request Code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3">V</text:span>erbs / <text:span text:style-name="T3">M</text:span>essage <text:span text:style-name="T3">T</text:span>ypes</text:p>
      <text:p text:style-name="P11"/>
      <text:p text:style-name="P11">- <text:span text:style-name="T3">Set Idle</text:span></text:p>
      <text:p text:style-name="P6">- Request Code</text:p>
      <text:p text:style-name="P6">- Return Code</text:p>
      <text:p text:style-name="P6">- Activate Spell <text:span text:style-name="T2">(may return “on cooldown”)</text:span></text:p>
      <text:p text:style-name="P6">- Deactivate Spell</text:p>
      <text:p text:style-name="P6">- Request Click</text:p>
      <text:p text:style-name="P6">- Return Click</text:p>
      <text:p text:style-name="P6">- Request Answer</text:p>
      <text:p text:style-name="P6">- Return Answer <text:span text:style-name="T3">(or ‘/’)</text:span></text:p>
      <text:p text:style-name="P6">- Cast Spell</text:p>
      <text:p text:style-name="P6"/>
      <text:p text:style-name="P7">Prompt States:</text:p>
      <text:p text:style-name="P9"/>
      <text:p text:style-name="P9">- idle</text:p>
      <text:p text:style-name="P9">- waiting for code</text:p>
      <text:p text:style-name="P9">- waiting for answer</text:p>
      <text:p text:style-name="P9"/>
      <text:p text:style-name="P7">Spellbar States:</text:p>
      <text:p text:style-name="P7"/>
      <text:p text:style-name="P9">- Idle</text:p>
      <text:p text:style-name="P9">- Waiting for code</text:p>
      <text:p text:style-name="P9">- Waiting for answer</text:p>
      <text:p text:style-name="P9">- Waiting for click</text:p>
      <text:p text:style-name="P9"/>
      <text:p text:style-name="P7">Spell States:</text:p>
      <text:p text:style-name="P9"/>
      <text:p text:style-name="P9">- Idle</text:p>
      <text:p text:style-name="P9">- Waiting for answer</text:p>
      <text:p text:style-name="P9">- Waiting for clic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7:04:36.692380523</meta:creation-date>
    <dc:date>2024-05-05T18:10:32.318998969</dc:date>
    <meta:editing-duration>P3DT2H32M30S</meta:editing-duration>
    <meta:editing-cycles>6</meta:editing-cycles>
    <meta:generator>LibreOffice/7.5.9.2$Linux_X86_64 LibreOffice_project/50$Build-2</meta:generator>
    <meta:document-statistic meta:table-count="1" meta:image-count="0" meta:object-count="0" meta:page-count="1" meta:paragraph-count="61" meta:word-count="284" meta:character-count="1544" meta:non-whitespace-character-count="1321"/>
  </office:meta>
</office:document-meta>
</file>